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style>
    <style:style style:name="P2" style:family="paragraph" style:parent-style-name="Standard">
      <style:paragraph-properties fo:line-height="120%"/>
      <style:text-properties style:font-name="Courier New" fo:font-size="8pt" style:font-size-asian="8pt"/>
    </style:style>
    <style:style style:name="P3" style:family="paragraph" style:parent-style-name="Standard">
      <style:paragraph-properties fo:margin-top="0.1665in" fo:margin-bottom="0.0835in" loext:contextual-spacing="false"/>
      <style:text-properties fo:font-weight="bold" style:font-weight-asian="bold"/>
    </style:style>
    <style:style style:name="P4" style:family="paragraph" style:parent-style-name="Standard">
      <style:paragraph-properties fo:margin-top="0in" fo:margin-bottom="0.0972in" loext:contextual-spacing="false" fo:line-height="120%"/>
    </style:style>
    <style:style style:name="P5" style:family="paragraph" style:parent-style-name="TOC_20_1">
      <style:paragraph-properties>
        <style:tab-stops>
          <style:tab-stop style:position="6.5in" style:type="right" style:leader-style="dotted" style:leader-text="."/>
        </style:tab-stops>
      </style:paragraph-properties>
    </style:style>
    <style:style style:name="P6" style:family="paragraph" style:parent-style-name="TOC_20_2">
      <style:paragraph-properties>
        <style:tab-stops>
          <style:tab-stop style:position="6.3335in" style:type="right" style:leader-style="dotted" style:leader-text="."/>
        </style:tab-stops>
      </style:paragraph-properties>
    </style:style>
    <style:style style:name="P7" style:family="paragraph" style:parent-style-name="Standard" style:list-style-name="L1">
      <style:paragraph-properties fo:margin-left="0in" fo:margin-right="0in" fo:margin-top="0in" fo:margin-bottom="0.0972in" loext:contextual-spacing="false" fo:line-height="120%" fo:text-indent="-0.5in" style:auto-text-indent="false">
        <style:tab-stops>
          <style:tab-stop style:position="-4.8472in"/>
          <style:tab-stop style:position="-4.5in"/>
        </style:tab-stops>
      </style:paragraph-properties>
    </style:style>
    <style:style style:name="P8" style:family="paragraph" style:parent-style-name="Standard" style:list-style-name="L5">
      <style:paragraph-properties fo:margin-top="0in" fo:margin-bottom="0.0972in" loext:contextual-spacing="false" fo:line-height="120%"/>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Heading_20_1" style:master-page-name="MP0">
      <style:paragraph-properties style:page-number="auto" fo:break-before="page"/>
    </style:style>
    <style:style style:name="T1" style:family="text">
      <style:text-properties officeooo:rsid="000b9ff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start text:name="__RefHeading___Toc833_1764154201"/><text:bookmark-start text:name="_Toc516522818"/>Table of Contents<text:bookmark-end text:name="__RefHeading___Toc833_1764154201"/><text:bookmark-end text:name="_Toc516522818"/></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5"><text:a xlink:type="simple" xlink:href="#__RefHeading___Toc833_1764154201" text:style-name="Internet_20_link" text:visited-style-name="Visited_20_Internet_20_Link">Table of Contents<text:tab/>1</text:a></text:p>
          <text:p text:style-name="P5"><text:a xlink:type="simple" xlink:href="#__RefHeading___Toc835_1764154201" text:style-name="Internet_20_link" text:visited-style-name="Visited_20_Internet_20_Link">Cartesian/Polar Grid Pattern Matching<text:tab/>1</text:a></text:p>
          <text:p text:style-name="P5"><text:a xlink:type="simple" xlink:href="#__RefHeading___Toc837_1764154201" text:style-name="Internet_20_link" text:visited-style-name="Visited_20_Internet_20_Link">Tutorial Video<text:tab/>2</text:a></text:p>
          <text:p text:style-name="P6"><text:a xlink:type="simple" xlink:href="#__RefHeading___Toc839_1764154201" text:style-name="Internet_20_link" text:visited-style-name="Visited_20_Internet_20_Link">Help Engine<text:tab/>2</text:a></text:p>
          <text:p text:style-name="P6"><text:a xlink:type="simple" xlink:href="#__RefHeading___Toc841_1764154201" text:style-name="Internet_20_link" text:visited-style-name="Visited_20_Internet_20_Link">JPEG2000<text:tab/>2</text:a></text:p>
          <text:p text:style-name="P6"><text:a xlink:type="simple" xlink:href="#__RefHeading___Toc843_1764154201" text:style-name="Internet_20_link" text:visited-style-name="Visited_20_Internet_20_Link">Plugin qtjp2imageformat<text:tab/>2</text:a></text:p>
          <text:p text:style-name="P6"><text:a xlink:type="simple" xlink:href="#__RefHeading___Toc845_1764154201" text:style-name="Internet_20_link" text:visited-style-name="Visited_20_Internet_20_Link">OpenJPEG<text:tab/>2</text:a></text:p>
          <text:p text:style-name="P5"><text:a xlink:type="simple" xlink:href="#__RefHeading___Toc516_1000688104" text:style-name="Internet_20_link" text:visited-style-name="Visited_20_Internet_20_Link">FFTW Build<text:tab/>2</text:a></text:p>
          <text:p text:style-name="P5"><text:a xlink:type="simple" xlink:href="#__RefHeading___Toc504_1606664313" text:style-name="Internet_20_link" text:visited-style-name="Visited_20_Internet_20_Link">Poppler Build<text:tab/>3</text:a></text:p>
          <text:p text:style-name="P5"><text:a xlink:type="simple" xlink:href="#__RefHeading___Toc847_1764154201" text:style-name="Internet_20_link" text:visited-style-name="Visited_20_Internet_20_Link">Windows Installer<text:tab/>3</text:a></text:p>
          <text:p text:style-name="P6"><text:a xlink:type="simple" xlink:href="#__RefHeading___Toc849_1764154201" text:style-name="Internet_20_link" text:visited-style-name="Visited_20_Internet_20_Link">Guid<text:tab/>3</text:a></text:p>
          <text:p text:style-name="P5"><text:a xlink:type="simple" xlink:href="#__RefHeading___Toc851_1764154201" text:style-name="Internet_20_link" text:visited-style-name="Visited_20_Internet_20_Link">OSX Release<text:tab/>4</text:a></text:p>
          <text:p text:style-name="P6"><text:a xlink:type="simple" xlink:href="#__RefHeading___Toc853_1764154201" text:style-name="Internet_20_link" text:visited-style-name="Visited_20_Internet_20_Link">log4cpp<text:tab/>4</text:a></text:p>
          <text:p text:style-name="P6"><text:a xlink:type="simple" xlink:href="#__RefHeading___Toc855_1764154201" text:style-name="Internet_20_link" text:visited-style-name="Visited_20_Internet_20_Link">fftw<text:tab/>4</text:a></text:p>
          <text:p text:style-name="P6"><text:a xlink:type="simple" xlink:href="#__RefHeading___Toc857_1764154201" text:style-name="Internet_20_link" text:visited-style-name="Visited_20_Internet_20_Link">engauge<text:tab/>4</text:a></text:p>
          <text:p text:style-name="P6"><text:a xlink:type="simple" xlink:href="#__RefHeading___Toc859_1764154201" text:style-name="Internet_20_link" text:visited-style-name="Visited_20_Internet_20_Link">icons<text:tab/>5</text:a></text:p>
          <text:p text:style-name="P6"><text:a xlink:type="simple" xlink:href="#__RefHeading___Toc861_1764154201" text:style-name="Internet_20_link" text:visited-style-name="Visited_20_Internet_20_Link">deploy<text:tab/>5</text:a></text:p>
          <text:p text:style-name="P6"><text:a xlink:type="simple" xlink:href="#__RefHeading___Toc863_1764154201" text:style-name="Internet_20_link" text:visited-style-name="Visited_20_Internet_20_Link">error message from App Store review<text:tab/>5</text:a></text:p>
          <text:p text:style-name="P5"><text:a xlink:type="simple" xlink:href="#__RefHeading___Toc865_1764154201" text:style-name="Internet_20_link" text:visited-style-name="Visited_20_Internet_20_Link">Static Code Analysis<text:tab/>7</text:a></text:p>
          <text:p text:style-name="P5"><text:a xlink:type="simple" xlink:href="#__RefHeading___Toc867_1764154201" text:style-name="Internet_20_link" text:visited-style-name="Visited_20_Internet_20_Link">Translations<text:tab/>7</text:a></text:p>
          <text:p text:style-name="P6"><text:a xlink:type="simple" xlink:href="#__RefHeading___Toc458_2142971130" text:style-name="Internet_20_link" text:visited-style-name="Visited_20_Internet_20_Link">Updating the “To Be Translated” Messages on Transfix<text:tab/>7</text:a></text:p>
          <text:p text:style-name="P6"><text:a xlink:type="simple" xlink:href="#__RefHeading___Toc460_2142971130" text:style-name="Internet_20_link" text:visited-style-name="Visited_20_Internet_20_Link">Downloading translations<text:tab/>7</text:a></text:p>
          <text:p text:style-name="P6"><text:a xlink:type="simple" xlink:href="#__RefHeading___Toc462_2142971130" text:style-name="Internet_20_link" text:visited-style-name="Visited_20_Internet_20_Link">Deprecated approach<text:tab/>7</text:a></text:p>
          <text:p text:style-name="P5"><text:a xlink:type="simple" xlink:href="#__RefHeading__403_855807960" text:style-name="Internet_20_link" text:visited-style-name="Visited_20_Internet_20_Link">R<text:tab/>7</text:a></text:p>
          <text:p text:style-name="P5"><text:a xlink:type="simple" xlink:href="#__RefHeading__411_2045457184" text:style-name="Internet_20_link" text:visited-style-name="Visited_20_Internet_20_Link">Windows – Build lib from dll<text:tab/>8</text:a></text:p>
          <text:p text:style-name="P5"><text:a xlink:type="simple" xlink:href="#__RefHeading___Toc419_287987493" text:style-name="Internet_20_link" text:visited-style-name="Visited_20_Internet_20_Link">How To Distribute Pre-Releases<text:tab/>8</text:a></text:p>
          <text:p text:style-name="P5"><text:a xlink:type="simple" xlink:href="#__RefHeading___Toc444_1988343492" text:style-name="Internet_20_link" text:visited-style-name="Visited_20_Internet_20_Link">Boot Knoppix on Mac Mini<text:tab/>8</text:a></text:p>
          <text:p text:style-name="P5"><text:a xlink:type="simple" xlink:href="#__RefHeading___Toc677_1576137088" text:style-name="Internet_20_link" text:visited-style-name="Visited_20_Internet_20_Link">Cygport<text:tab/>8</text:a></text:p>
          <text:p text:style-name="P5"><text:a xlink:type="simple" xlink:href="#__RefHeading___Toc679_1576137088" text:style-name="Internet_20_link" text:visited-style-name="Visited_20_Internet_20_Link">Cygwin SSH Key<text:tab/>9</text:a></text:p>
        </text:index-body>
      </text:table-of-content>
      <text:p text:style-name="P1"/>
      <text:p text:style-name="P3"/>
      <text:h text:style-name="Heading_20_1" text:outline-level="1"><text:bookmark-start text:name="__RefHeading___Toc835_1764154201"/><text:bookmark-start text:name="_Toc516522819"/>Cartesian/Polar Grid Pattern Matching<text:bookmark-end text:name="__RefHeading___Toc835_1764154201"/><text:bookmark-end text:name="_Toc516522819"/></text:h>
      <text:p text:style-name="P4">Options:</text:p>
      <text:list xml:id="list1805946058" text:style-name="L1">
        <text:list-item>
          <text:p text:style-name="P7"><text:soft-page-break/>Search parameter space of (grid line count, grid line start, grid line number, angle) for X and Y separately, while performing fast cross correlations using FFTW3.</text:p>
        </text:list-item>
        <text:list-item>
          <text:p text:style-name="P7">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ext:bookmark-start text:name="_Toc516522820"/>Tutorial Video<text:bookmark-end text:name="__RefHeading___Toc837_1764154201"/><text:bookmark-end text:name="_Toc516522820"/></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text:bookmark-start text:name="_Toc516522821"/>Help Engine<text:bookmark-end text:name="__RefHeading___Toc839_1764154201"/><text:bookmark-end text:name="_Toc516522821"/></text:h>
      <text:list xml:id="list221726219442068" text:style-name="L1">
        <text:list-item text:start-value="1">
          <text:p text:style-name="P7">Installed qttools5-dev and qttools-dev-tools in muon</text:p>
        </text:list-item>
        <text:list-item>
          <text:p text:style-name="P7">'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text:bookmark-start text:name="_Toc516522822"/>JPEG2000<text:bookmark-end text:name="__RefHeading___Toc841_1764154201"/><text:bookmark-end text:name="_Toc516522822"/></text:h>
      <text:h text:style-name="Heading_20_2" text:outline-level="2"><text:bookmark-start text:name="__RefHeading___Toc843_1764154201"/><text:bookmark-start text:name="_Toc516522823"/>Plugin qtjp2imageformat<text:bookmark-end text:name="__RefHeading___Toc843_1764154201"/><text:bookmark-end text:name="_Toc516522823"/></text:h>
      <text:p text:style-name="P4">Downloaded from <text:a xlink:type="simple" xlink:href="https://github.com/kbinani/qt-solutions" office:target-frame-name="_top" xlink:show="replace" text:style-name="Internet_20_link" text:visited-style-name="Visited_20_Internet_20_Link">https://github.com/kbinani/qt-solutions</text:a>. Code is from qt3 and unmaintained. This requires the JasPer library, which according to <text:a xlink:type="simple" xlink:href="https://en.wikipedia.org/wiki/JPEG_2000" office:target-frame-name="_top" xlink:show="replace" text:style-name="Internet_20_link" text:visited-style-name="Visited_20_Internet_20_Link">https://en.wikipedia.org/wiki/JPEG_2000</text:a> has limited JPEG2000 feature support.</text:p>
      <text:h text:style-name="Heading_20_2" text:outline-level="2"><text:bookmark-start text:name="__RefHeading___Toc845_1764154201"/><text:bookmark-start text:name="_Toc516522824"/>OpenJPEG<text:bookmark-end text:name="__RefHeading___Toc845_1764154201"/><text:bookmark-end text:name="_Toc516522824"/></text:h>
      <text:p text:style-name="P4">Self-contained library with attractive licensing.</text:p>
      <text:h text:style-name="Heading_20_1" text:outline-level="1"><text:bookmark-start text:name="__RefHeading___Toc516_1000688104"/><text:bookmark-start text:name="_Toc516522825"/>FFTW Build<text:bookmark-end text:name="__RefHeading___Toc516_1000688104"/><text:bookmark-end text:name="_Toc516522825"/></text:h>
      <text:p text:style-name="Text_20_body">Building fftw 3.3.3:</text:p>
      <text:list xml:id="list2428370549" text:style-name="L2">
        <text:list-item>
          <text:p text:style-name="P9">./configure --prefix=$HOME/fftw-3.3.3 –enable-shared CFLAGS=”-fPIC”</text:p>
        </text:list-item>
      </text:list>
      <text:h text:style-name="Heading_20_1" text:outline-level="1"><text:bookmark-start text:name="__RefHeading___Toc504_1606664313"/><text:bookmark-start text:name="_Toc516522826"/><text:soft-page-break/>Poppler Build<text:bookmark-end text:name="__RefHeading___Toc504_1606664313"/><text:bookmark-end text:name="_Toc516522826"/></text:h>
      <text:p text:style-name="Text_20_body">Building poppler 0.51.0 with support for qt5 wrapper (=bundling poppler-qt5.h file):</text:p>
      <text:list xml:id="list675114618" text:style-name="L3">
        <text:list-item>
          <text:p text:style-name="P10">./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_RefHeading___Toc847_1764154201"/><text:bookmark-start text:name="_Toc516522827"/>Windows Installer<text:bookmark-end text:name="__RefHeading___Toc847_1764154201"/><text:bookmark-end text:name="_Toc516522827"/></text:h>
      <text:p text:style-name="P4">WiX was selected since it is not buggy and is full featured (installs Microsoft products!).</text:p>
      <text:h text:style-name="Heading_20_2" text:outline-level="2"><text:bookmark-start text:name="__RefHeading___Toc849_1764154201"/><text:bookmark-start text:name="_Toc516522828"/>Guid<text:bookmark-end text:name="__RefHeading___Toc849_1764154201"/><text:bookmark-end text:name="_Toc516522828"/></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Product: {1FBCEF62-3E8D-4E44-A0B5-0F066BAB900D}</text:p>
      <text:p text:style-name="P4">Installation package: {4E5846BB-039A-41BF-86EF-2A72B7BEE918}</text:p>
      <text:p text:style-name="P4">Exe: {5CE13C36-6B3D-4B6C-B183-C8DC80B70D1F}</text:p>
      <text:p text:style-name="P3">Linux Release</text:p>
      <text:list xml:id="list221726655187778" text:style-name="L1">
        <text:list-item text:start-value="1">
          <text:p text:style-name="P7">Download src tarball</text:p>
        </text:list-item>
        <text:list-item>
          <text:p text:style-name="P7">./configure –prefix=$HOME/qt-everywhere-opensource-5.5.1 -opensource -release -static -qt-zlib -qt-libpng -qt-libjpeg -qt-xcb -qt-freetype -qt-xkbcommon-x11 -no-opengl</text:p>
        </text:list-item>
        <text:list-item>
          <text:p text:style-name="P7"><text:soft-page-break/>make -j 4</text:p>
        </text:list-item>
        <text:list-item>
          <text:p text:style-name="P7">make install</text:p>
        </text:list-item>
      </text:list>
      <text:h text:style-name="Heading_20_1" text:outline-level="1"><text:bookmark-start text:name="__RefHeading___Toc851_1764154201"/><text:bookmark-start text:name="_Toc516522829"/>OSX Release<text:bookmark-end text:name="__RefHeading___Toc851_1764154201"/><text:bookmark-end text:name="_Toc516522829"/></text:h>
      <text:h text:style-name="Heading_20_2" text:outline-level="2"><text:bookmark-start text:name="__RefHeading___Toc853_1764154201"/><text:bookmark-start text:name="_Toc516522830"/>log4cpp<text:bookmark-end text:name="__RefHeading___Toc853_1764154201"/><text:bookmark-end text:name="_Toc516522830"/></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_RefHeading___Toc855_1764154201"/><text:bookmark-start text:name="_Toc516522831"/>fftw<text:bookmark-end text:name="__RefHeading___Toc855_1764154201"/><text:bookmark-end text:name="_Toc516522831"/></text:h>
      <text:p text:style-name="P4"><text:s/>(NOTE THE -enabled-shared!)</text:p>
      <text:p text:style-name="P4">./configure \</text:p>
      <text:p text:style-name="P4">--prefix=/Users/mark/fftw-3.3.4 \</text:p>
      <text:p text:style-name="P4">--enable-shared \</text:p>
      <text:p text:style-name="P4">CXX=/Applications/Xcode.app/Contents/Developer/Toolchains/XcodeDefault.xctoolchain/usr/bin/clang++ \</text:p>
      <text:p text:style-name="P4">CXXFLAGS="-I/Applications/Xcode.app/Contents/Developer/Platforms/MacOSX.platform/Developer/SDKs/MacOSX10.11.sdk/usr/include"</text:p>
      <text:p text:style-name="P4"/>
      <text:p text:style-name="P4">qmake -config release engauge.pro</text:p>
      <text:h text:style-name="Heading_20_2" text:outline-level="2"><text:bookmark-start text:name="__RefHeading___Toc857_1764154201"/><text:bookmark-start text:name="_Toc516522832"/>engauge<text:bookmark-end text:name="__RefHeading___Toc857_1764154201"/><text:bookmark-end text:name="_Toc516522832"/></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_RefHeading___Toc859_1764154201"/><text:bookmark-start text:name="_Toc516522833"/><text:soft-page-break/>icons<text:bookmark-end text:name="__RefHeading___Toc859_1764154201"/><text:bookmark-end text:name="_Toc516522833"/></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_RefHeading___Toc861_1764154201"/><text:bookmark-start text:name="_Toc516522834"/>deploy<text:bookmark-end text:name="__RefHeading___Toc861_1764154201"/><text:bookmark-end text:name="_Toc516522834"/></text:h>
      <text:p text:style-name="P4">Next step adds libraries to application bundle:</text:p>
      <text:p text:style-name="P4"/>
      <text:p text:style-name="P4">$QT_DIR/bin/macdeployqt engauge.app -dmg</text:p>
      <text:h text:style-name="Heading_20_2" text:outline-level="2"><text:bookmark-start text:name="__RefHeading___Toc863_1764154201"/><text:bookmark-start text:name="_Toc516522835"/>error message from App Store review<text:bookmark-end text:name="__RefHeading___Toc863_1764154201"/><text:bookmark-end text:name="_Toc516522835"/></text:h>
      <text:p text:style-name="Text_20_body">May 15, 2016 at 10:33 AM</text:p>
      <text:p text:style-name="Text_20_body">From Apple</text:p>
      <text:list xml:id="list1200508654" text:style-name="L4">
        <text:list-item>
          <text:p text:style-name="P11">2.31 - Apps that are not sandboxed appropriately may be rejected</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office:target-frame-name="_top" xlink:show="replace" text:style-name="Internet_20_link" text:visited-style-name="Visited_20_Internet_20_Link">Technical Q&amp;A QA1773 Common app sandboxing issues</text:a>.<text:line-break/><text:line-break/><text:soft-pag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p>
      <text:p text:style-name="P4"/>
      <text:h text:style-name="Heading_20_1" text:outline-level="1"><text:bookmark-start text:name="__RefHeading___Toc865_1764154201"/><text:bookmark-start text:name="_Toc516522836"/><text:soft-page-break/>Static Code Analysis<text:bookmark-end text:name="__RefHeading___Toc865_1764154201"/><text:bookmark-end text:name="_Toc516522836"/></text:h>
      <text:list xml:id="list221725873399216" text:style-name="L1">
        <text:list-item text:start-value="1">
          <text:p text:style-name="P7">Run</text:p>
        </text:list-item>
      </text:list>
      <text:p text:style-name="P4"><text:tab/>qmake QMAKE_CXX='scan-build g++'</text:p>
      <text:list xml:id="list221727201655996" text:style-name="L1">
        <text:list-item text:start-value="1">
          <text:p text:style-name="P7">Build normally</text:p>
        </text:list-item>
      </text:list>
      <text:h text:style-name="Heading_20_1" text:outline-level="1"><text:bookmark-start text:name="__RefHeading___Toc867_1764154201"/><text:bookmark-start text:name="_Toc516522837"/>Translations<text:bookmark-end text:name="__RefHeading___Toc867_1764154201"/><text:bookmark-end text:name="_Toc516522837"/></text:h>
      <text:h text:style-name="Heading_20_2" text:outline-level="2"><text:bookmark-start text:name="__RefHeading___Toc458_2142971130"/><text:bookmark-start text:name="_Toc516522838"/>Updating the “To Be Translated” Messages on Transfix<text:bookmark-end text:name="__RefHeading___Toc458_2142971130"/><text:bookmark-end text:name="_Toc516522838"/></text:h>
      <text:p text:style-name="Text_20_body">THIS SECTION IS DEPRECATED SINCE ‘AUTO-UPDATE’ SHOULD MEAN TRANSIFEX AUTOMATICALLY LINKS TO https://github.com/markummitchell/engauge-digitizer/blob/master/translations/engauge_en.ts</text:p>
      <text:list xml:id="list600557438" text:style-name="L5">
        <text:list-item>
          <text:p text:style-name="P8">Check to see how many messages are on Transfix by looking for “total strings” in the details for the “source” English translation on Transifex</text:p>
        </text:list-item>
        <text:list-item>
          <text:p text:style-name="P8">Run ‘lupdate engauge.pro’ and look at translations/engauge_en.ts. The number of ‘&lt;message&gt;’ entries in that xml file equals the number of messages to be translated</text:p>
        </text:list-item>
        <text:list-item>
          <text:p text:style-name="P8">If there are many more messages listed in engauge_en.ts than on Transifex, it is probably time to update Transifex by continuing with the following steps. Otherwise stop here.</text:p>
        </text:list-item>
        <text:list-item>
          <text:p text:style-name="P8">In the Transifex tab on the left, click on Resources</text:p>
        </text:list-item>
        <text:list-item>
          <text:p text:style-name="P8">When ‘engauge_en.ts’ appears, click on it. DO NOT click on ‘Add Resources’</text:p>
        </text:list-item>
        <text:list-item>
          <text:p text:style-name="P8">Click on ‘Update Source File’</text:p>
        </text:list-item>
      </text:list>
      <text:h text:style-name="Heading_20_2" text:outline-level="2"><text:bookmark-start text:name="__RefHeading___Toc460_2142971130"/><text:bookmark-start text:name="_Toc516522839"/>Downloading translations<text:bookmark-end text:name="__RefHeading___Toc460_2142971130"/><text:bookmark-end text:name="_Toc516522839"/></text:h>
      <text:p text:style-name="Text_20_body">Follow the steps in the ‘step_#’ script files in the translations directory</text:p>
      <text:h text:style-name="Heading_20_2" text:outline-level="2"><text:bookmark-start text:name="__RefHeading___Toc462_2142971130"/><text:bookmark-start text:name="_Toc516522840"/>Deprecated approach<text:bookmark-end text:name="__RefHeading___Toc462_2142971130"/><text:bookmark-end text:name="_Toc516522840"/></text:h>
      <text:p text:style-name="P4"><text:a xlink:type="simple" xlink:href="https://wiki.qt.io/How_to_create_a_multi_language_application" office:target-frame-name="_top" xlink:show="replace" text:style-name="Internet_20_link" text:visited-style-name="Visited_20_Internet_20_Link">https://wiki.qt.io/How_to_create_a_multi_language_application</text:a></text:p>
      <text:p text:style-name="P4"/>
      <text:list xml:id="list221726340658183" text:style-name="L1">
        <text:list-item text:start-value="1">
          <text:p text:style-name="P7">'lupdate engauge.pro' safely updates *.ts translation files</text:p>
        </text:list-item>
        <text:list-item>
          <text:p text:style-name="P7">'linguist translations/engauge_XX_YY.ts' allows editing of one translation file</text:p>
        </text:list-item>
        <text:list-item>
          <text:p text:style-name="P7">'lrelease engauge.pro' builds qm files</text:p>
        </text:list-item>
        <text:list-item>
          <text:p text:style-name="P7">'mv translations/*.qm bin/translations'</text:p>
        </text:list-item>
      </text:list>
      <text:h text:style-name="Heading_20_1" text:outline-level="1"><text:bookmark-start text:name="__RefHeading__403_855807960"/><text:bookmark-start text:name="_Toc516522841"/>R<text:bookmark-end text:name="__RefHeading__403_855807960"/><text:bookmark-end text:name="_Toc516522841"/></text:h>
      <text:p text:style-name="Text_20_body">sudo apt-get install r-base</text:p>
      <text:p text:style-name="Text_20_body">R</text:p>
      <text:p text:style-name="Text_20_body">/* Following is from <text:a xlink:type="simple" xlink:href="http://www.tutorialspoint.com/r/r_xml_files.htm" office:target-frame-name="_top" xlink:show="replace" text:style-name="Internet_20_link" text:visited-style-name="Visited_20_Internet_20_Link">http://www.tutorialspoint.com/r/r_xml_files.htm</text:a> */</text:p>
      <text:p text:style-name="Text_20_body"><text:soft-page-break/>install.packages(“XML”)</text:p>
      <text:p text:style-name="Text_20_body">library (“XML”)</text:p>
      <text:p text:style-name="Text_20_body">library (“methods”)</text:p>
      <text:p text:style-name="Text_20_body">result ← xmlParse (file = “version8_2.dig”)</text:p>
      <text:p text:style-name="Text_20_body">print (result)</text:p>
      <text:p text:style-name="Text_20_body">rootnode ← xmlRoot(result)</text:p>
      <text:p text:style-name="Text_20_body">rootsize ← xmlSize(rootnode)</text:p>
      <text:p text:style-name="Text_20_body">print (rootsize)</text:p>
      <text:p text:style-name="Text_20_body"/>
      <text:h text:style-name="Heading_20_1" text:outline-level="1"><text:bookmark-start text:name="__RefHeading__411_2045457184"/><text:bookmark-start text:name="_Toc516522842"/>Windows – Build lib from dll<text:bookmark-end text:name="__RefHeading__411_2045457184"/><text:bookmark-end text:name="_Toc516522842"/></text:h>
      <text:p text:style-name="Text_20_body">Lib /def:libfftw3-3.def /OUT:libfftw3-3.lib</text:p>
      <text:h text:style-name="Heading_20_1" text:outline-level="1"><text:bookmark-start text:name="__RefHeading___Toc419_287987493"/><text:bookmark-start text:name="_Toc516522843"/>How To Distribute Pre-Releases<text:bookmark-end text:name="__RefHeading___Toc419_287987493"/><text:bookmark-end text:name="_Toc516522843"/></text:h>
      <text:list xml:id="list3016117078" text:style-name="L6">
        <text:list-item>
          <text:p text:style-name="P12">Go to <text:a xlink:type="simple" xlink:href="https://ci.appveyor.com/project/markummitchell/engauge-digitizer/branch/master" office:target-frame-name="_top" xlink:show="replace" text:style-name="Internet_20_link" text:visited-style-name="Visited_20_Internet_20_Link">https://ci.appveyor.com/project/markummitchell/engauge-digitizer/branch/master</text:a></text:p>
        </text:list-item>
        <text:list-item>
          <text:p text:style-name="P12">Select release or debug build</text:p>
        </text:list-item>
        <text:list-item>
          <text:p text:style-name="P12">Open the artifacts page.</text:p>
        </text:list-item>
      </text:list>
      <text:h text:style-name="Heading_20_1" text:outline-level="1"><text:bookmark-start text:name="__RefHeading___Toc444_1988343492"/><text:bookmark-start text:name="_Toc516522844"/>Boot Knoppix on Mac Mini<text:bookmark-end text:name="__RefHeading___Toc444_1988343492"/><text:bookmark-end text:name="_Toc516522844"/></text:h>
      <text:list xml:id="list2177664765" text:style-name="L7">
        <text:list-item>
          <text:p text:style-name="P13">Plug Windows keyboard into USB socket closest to headphone jack</text:p>
        </text:list-item>
        <text:list-item>
          <text:p text:style-name="P13">Press Left Alt as system boots</text:p>
        </text:list-item>
        <text:list-item>
          <text:p text:style-name="P13">Pick boot-up source</text:p>
        </text:list-item>
        <text:list-item>
          <text:p text:style-name="P13">VboxManage convertdd XXX.ddXXX.vdi <text:s text:c="2"/>- - format VDI <text:s/>- - variant Fixed (on the virtualbox computer)</text:p>
        </text:list-item>
      </text:list>
      <text:h text:style-name="Heading_20_1" text:outline-level="1"><text:bookmark-start text:name="__RefHeading___Toc677_1576137088"/><text:bookmark-start text:name="_Toc516522845"/>Cygport<text:bookmark-end text:name="__RefHeading___Toc677_1576137088"/><text:bookmark-end text:name="_Toc516522845"/></text:h>
      <text:list xml:id="list1410295090" text:style-name="L8">
        <text:list-item>
          <text:p text:style-name="P14">setup-x86_64.exe installations (see also the ‘requires’ line in the .hint file – those entries were listed by cygport at the package-building step):</text:p>
          <text:list>
            <text:list-item>
              <text:p text:style-name="P14">Libs / libfftw3-devel</text:p>
            </text:list-item>
            <text:list-item>
              <text:p text:style-name="P14">Libs / libGL-devel</text:p>
            </text:list-item>
          </text:list>
        </text:list-item>
        <text:list-item>
          <text:p text:style-name="P14">cygport <text:s/>--debug engauge.cygport download <text:s/></text:p>
          <text:list>
            <text:list-item>
              <text:p text:style-name="P14">Error ‘ERROR inherit: unknown cygclass qt5-qmake’ occurs when lines in engauge.cygport have \r at the end. Fix is to run ‘unix2dos engauge.cygport’</text:p>
            </text:list-item>
          </text:list>
        </text:list-item>
        <text:list-item>
          <text:p text:style-name="P14">cygport –debug engauge.cygport prep</text:p>
        </text:list-item>
        <text:list-item>
          <text:p text:style-name="P14"><text:soft-page-break/>cygport –debug engauge.cygport compile </text:p>
          <text:list>
            <text:list-item>
              <text:p text:style-name="P14">Error ‘src/.objs/*.o file not recognized: File truncated’ occurs after the previous build is interrupted with a Control-C. The object file has zero length. Just delete that file and retry</text:p>
            </text:list-item>
          </text:list>
        </text:list-item>
        <text:list-item>
          <text:p text:style-name="P14">cygport –debug engauge.cygport install (creates engauge-${VERSION}-1.x86_64/inst)</text:p>
        </text:list-item>
        <text:list-item>
          <text:p text:style-name="P14">cygport –debug engauge.cygport package (creates engauge-${VERSION}-1.x86_64/dist/engauge/engauge-*.tar.xz)</text:p>
        </text:list-item>
      </text:list>
      <text:h text:style-name="Heading_20_1" text:outline-level="1"><text:bookmark-start text:name="__RefHeading___Toc679_1576137088"/>Cygwin SSH Key<text:bookmark-end text:name="__RefHeading___Toc679_1576137088"/></text:h>
      <text:p text:style-name="Text_20_body">1.<text:tab/>ssh-keygen … -<text:span text:style-name="T1">C &lt;email&gt;</text:span></text:p>
      <text:p text:style-name="Text_20_body">2.<text:tab/>ssh-keygen -e -f &lt;privateKeyFileFromPreviousStep.<text:span text:style-name="T1">pub</text:span>&gt;</text:p>
      <text:p text:style-name="Text_20_body">Output file starts with ‘--- BEGIN SSH2 PUBLIC KEY ----’ and ends with ‘---- END SSH2 PUBLIC KE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18-06-12T06:19:00Z</meta:creation-date>
    <dc:date>2019-04-28T22:24:31.341000000</dc:date>
    <meta:editing-cycles>38</meta:editing-cycles>
    <meta:editing-duration>PT3H7M8S</meta:editing-duration>
    <meta:document-statistic meta:table-count="0" meta:image-count="0" meta:object-count="0" meta:page-count="9" meta:paragraph-count="182" meta:word-count="1482" meta:character-count="11250" meta:non-whitespace-character-count="9927"/>
    <meta:template xlink:type="simple" xlink:actuate="onRequest" xlink:title="" xlink:href="Normal.dotm"/>
  </office:meta>
</office:document-meta>
</file>